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e6417" officeooo:paragraph-rsid="001e641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ercise 1: Inherit a new class from class Detergent. Override scrub( ) and add a</text:p>
      <text:p text:style-name="P1">new method called sterilize( ).</text:p>
      <text:p text:style-name="P1"/>
      <text:p text:style-name="P1">Exercise 2: Create two classes, A and B, with default constructors (empty argument</text:p>
      <text:p text:style-name="P1">lists) that announce themselves. Inherit a new class called C from A, and create a member of</text:p>
      <text:p text:style-name="P1">class B inside C. Do not create a constructor for C. Create an object of class C and observe</text:p>
      <text:p text:style-name="P1">the results.</text:p>
      <text:p text:style-name="P1"/>
      <text:p text:style-name="P1">Exercise 3: Modify Exercise 2 so that A and B have constructors with arguments</text:p>
      <text:p text:style-name="P1">instead of default constructors. Write a constructor for C and perform all initialization within</text:p>
      <text:p text:style-name="P1">C’s constructor.</text:p>
      <text:p text:style-name="P1"/>
      <text:p text:style-name="P1">Exercise 4: Create a base class with only a non-default constructor, and a derived</text:p>
      <text:p text:style-name="P1">class with both a default (no-arg) and non-default constructor. In the derived-class</text:p>
      <text:p text:style-name="P1">constructors, call the base-class constructor.</text:p>
      <text:p text:style-name="P1"/>
      <text:p text:style-name="P1">Exercise 5: Create a class called Root that contains an instance of each of the classes</text:p>
      <text:p text:style-name="P1">(that you also create) named Component1, Component2, and Component3. Derive a</text:p>
      <text:p text:style-name="P1">class Stem from Root that also contains an instance of each “component.” All classes should</text:p>
      <text:p text:style-name="P1">have default constructors that print a message about that class.</text:p>
      <text:p text:style-name="P1"/>
      <text:p text:style-name="P1">Exercise 6: Create a class inside a package. Your class should contain a protected</text:p>
      <text:p text:style-name="P1">method. Outside of the package, try to call the protected method and explain the results.</text:p>
      <text:p text:style-name="P1">Now inherit from your class and call the protected method from inside a method of your</text:p>
      <text:p text:style-name="P1">derived class.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0T14:33:31.655882949</meta:creation-date>
    <dc:date>2016-08-10T14:44:26.261389502</dc:date>
    <meta:editing-duration>PT10M55S</meta:editing-duration>
    <meta:editing-cycles>1</meta:editing-cycles>
    <meta:document-statistic meta:table-count="0" meta:image-count="0" meta:object-count="0" meta:page-count="1" meta:paragraph-count="20" meta:word-count="231" meta:character-count="1382" meta:non-whitespace-character-count="1171"/>
    <meta:generator>LibreOffice/4.4.6.3$Linux_X86_64 LibreOffice_project/40m0$Build-3</meta:generator>
  </office:meta>
</office:document-meta>
</file>